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standard">
      <style:graphic-properties draw:fill="hatch" draw:fill-hatch-name="Hatching_20_1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2cm" draw:marker-start="" draw:marker-start-width="0.23cm" draw:marker-end="Arrow_20_concave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Arrow_20_concave" draw:marker-end="Arrow_20_concav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0.5cm" svg:y1="4cm" svg:x2="10.5cm" svg:y2="16cm">
          <text:p/>
        </draw:line>
        <draw:custom-shape draw:style-name="gr2" draw:text-style-name="P1" draw:layer="layout" svg:width="2.5cm" svg:height="2cm" svg:x="20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8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5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7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7.5cm" svg:y="7.5cm">
          <text:p/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16.999cm" svg:height="1.999cm" svg:x="7.5cm" svg:y="4.5cm" svg:viewBox="0 0 17000 2000" draw:points="0,2000 3000,2000 3000,0 17000,0">
          <text:p/>
        </draw:polyline>
        <draw:polyline draw:style-name="gr4" draw:text-style-name="P1" draw:layer="layout" svg:width="1.999cm" svg:height="1.999cm" svg:x="7.5cm" svg:y="4.5cm" svg:viewBox="0 0 2000 2000" draw:points="0,0 2000,0 2000,2000">
          <text:p/>
        </draw:polyline>
        <draw:polyline draw:style-name="gr4" draw:text-style-name="P1" draw:layer="layout" svg:width="16.999cm" svg:height="1.999cm" svg:x="7.5cm" svg:y="7.5cm" svg:viewBox="0 0 17000 2000" draw:points="0,2000 3000,2000 3000,0 3500,0 3500,2000 5500,2000 5500,0 6000,0 6000,2000 8000,2000 8000,0 8500,0 8500,2000 10500,2000 10500,0 11000,0 11000,2000 13000,2000 13000,0 15500,0 15500,2000 17000,2000">
          <text:p/>
        </draw:polyline>
        <draw:line draw:style-name="gr4" draw:text-style-name="P1" draw:layer="layout" svg:x1="7.5cm" svg:y1="7.5cm" svg:x2="10.5cm" svg:y2="7.5cm">
          <text:p/>
        </draw:line>
        <draw:polyline draw:style-name="gr4" draw:text-style-name="P1" draw:layer="layout" svg:width="16.999cm" svg:height="1.999cm" svg:x="7.5cm" svg:y="10.5cm" svg:viewBox="0 0 17000 2000" draw:points="0,2000 3000,2000 3000,0 3500,0 3500,2000 5500,2000 5500,0 6000,0 6000,2000 8000,2000 8000,0 8500,0 8500,2000 10500,2000 10500,0 11000,0 11000,2000 13000,2000 13000,0 15500,0 15500,2000 17000,2000">
          <text:p/>
        </draw:polyline>
        <draw:line draw:style-name="gr4" draw:text-style-name="P1" draw:layer="layout" svg:x1="7.5cm" svg:y1="10.5cm" svg:x2="10.5cm" svg:y2="10.5cm">
          <text:p/>
        </draw:line>
        <draw:line draw:style-name="gr5" draw:text-style-name="P2" draw:layer="layout" svg:x1="11.5cm" svg:y1="11cm" svg:x2="10.7cm" svg:y2="11.4cm">
          <text:p/>
        </draw:line>
        <draw:frame draw:style-name="gr6" draw:text-style-name="P3" draw:layer="layout" svg:width="1.467cm" svg:height="0.721cm" svg:x="11.233cm" svg:y="10.4cm">
          <draw:text-box>
            <text:p text:style-name="P3">2kHz</text:p>
          </draw:text-box>
        </draw:frame>
        <draw:polyline draw:style-name="gr4" draw:text-style-name="P1" draw:layer="layout" svg:width="16.999cm" svg:height="1.999cm" svg:x="7.5cm" svg:y="13.5cm" svg:viewBox="0 0 17000 2000" draw:points="0,2000 15500,2000 15500,0 16000,0 16000,2000 17000,2000">
          <text:p/>
        </draw:polyline>
        <draw:line draw:style-name="gr1" draw:text-style-name="P1" draw:layer="layout" svg:x1="13cm" svg:y1="4cm" svg:x2="13cm" svg:y2="16cm">
          <text:p/>
        </draw:line>
        <draw:line draw:style-name="gr1" draw:text-style-name="P1" draw:layer="layout" svg:x1="15.5cm" svg:y1="4cm" svg:x2="15.5cm" svg:y2="16cm">
          <text:p/>
        </draw:line>
        <draw:line draw:style-name="gr1" draw:text-style-name="P1" draw:layer="layout" svg:x1="18cm" svg:y1="4cm" svg:x2="18cm" svg:y2="16cm">
          <text:p/>
        </draw:line>
        <draw:line draw:style-name="gr1" draw:text-style-name="P1" draw:layer="layout" svg:x1="20.5cm" svg:y1="4cm" svg:x2="20.5cm" svg:y2="16cm">
          <text:p/>
        </draw:line>
        <draw:line draw:style-name="gr1" draw:text-style-name="P1" draw:layer="layout" svg:x1="23cm" svg:y1="4cm" svg:x2="23cm" svg:y2="16cm">
          <text:p/>
        </draw:line>
        <draw:line draw:style-name="gr7" draw:text-style-name="P2" draw:layer="layout" svg:x1="10.5cm" svg:y1="14.1cm" svg:x2="13cm" svg:y2="14.1cm">
          <text:p/>
        </draw:line>
        <draw:frame draw:style-name="gr6" draw:text-style-name="P3" draw:layer="layout" svg:width="0.951cm" svg:height="0.721cm" svg:x="11.349cm" svg:y="13.479cm">
          <draw:text-box>
            <text:p text:style-name="P3">1s</text:p>
          </draw:text-box>
        </draw:frame>
        <draw:frame draw:style-name="gr6" draw:text-style-name="P4" draw:layer="layout" svg:width="2.339cm" svg:height="0.962cm" svg:x="4.535cm" svg:y="5.279cm">
          <draw:text-box>
            <text:p text:style-name="P4">Button</text:p>
          </draw:text-box>
        </draw:frame>
        <draw:frame draw:style-name="gr6" draw:text-style-name="P4" draw:layer="layout" svg:width="2.09cm" svg:height="0.962cm" svg:x="4.535cm" svg:y="8.279cm">
          <draw:text-box>
            <text:p text:style-name="P4">Lamp</text:p>
          </draw:text-box>
        </draw:frame>
        <draw:frame draw:style-name="gr6" draw:text-style-name="P4" draw:layer="layout" svg:width="2.479cm" svg:height="0.962cm" svg:x="4.535cm" svg:y="11.279cm">
          <draw:text-box>
            <text:p text:style-name="P4">Buzzer</text:p>
          </draw:text-box>
        </draw:frame>
        <draw:frame draw:style-name="gr6" draw:text-style-name="P4" draw:layer="layout" svg:width="2.551cm" svg:height="0.962cm" svg:x="4.535cm" svg:y="14.279cm">
          <draw:text-box>
            <text:p text:style-name="P4">Shutter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000000" draw:distance="0.03cm" draw:rotation="90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9T15:34:35</meta:creation-date>
    <dc:date>2012-04-09T16:20:07</dc:date>
    <meta:editing-duration>PT30M21S</meta:editing-duration>
    <meta:editing-cycles>4</meta:editing-cycles>
    <meta:generator>LibreOffice/3.4$Unix LibreOffice_project/340m1$Build-302</meta:generator>
    <meta:document-statistic meta:object-count="29"/>
  </office:meta>
</office:document-meta>
</file>